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8f8ed" officeooo:paragraph-rsid="0018f8ed"/>
    </style:style>
    <style:style style:name="P2" style:family="paragraph" style:parent-style-name="Header">
      <style:paragraph-properties fo:text-align="justify" style:justify-single-word="false"/>
      <style:text-properties officeooo:rsid="0018f8ed" officeooo:paragraph-rsid="0018f8e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style:font-name="Arial1" fo:font-size="13pt" style:font-size-asian="13pt" style:font-size-complex="13pt"/>
    </style:style>
    <style:style style:name="P6" style:family="paragraph" style:parent-style-name="Quotations">
      <style:text-properties fo:font-style="italic" style:font-style-asian="italic" style:font-style-complex="italic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98a99" officeooo:paragraph-rsid="00198a99" style:font-size-asian="13.6499996185303pt" style:font-weight-asian="bold" style:font-size-complex="15.6000003814697pt" style:font-weight-complex="bold"/>
    </style:style>
    <style:style style:name="P9" style:family="paragraph" style:parent-style-name="Standard">
      <style:text-properties fo:font-size="9pt" fo:font-weight="normal" officeooo:rsid="00198a99" officeooo:paragraph-rsid="00198a99" style:font-size-asian="9.44999980926514pt" style:font-weight-asian="normal" style:font-size-complex="10.8000001907349pt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rsid="0018f8ed" officeooo:paragraph-rsid="0018f8ed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a679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1">What we have done</text:span></text:p>
      <text:p text:style-name="P7"/>
      <text:list xml:id="list8552590953778429257" text:style-name="L1">
        <text:list-item>
          <text:p text:style-name="P14">First we configured a git repository and added us as collabrateurs </text:p>
        </text:list-item>
        <text:list-item>
          <text:p text:style-name="P14">We then pulled the repo each </text:p>
        </text:list-item>
        <text:list-item>
          <text:p text:style-name="P14">Edited the .gitconfig and .bashrc to get additional output </text:p>
        </text:list-item>
        <text:list-item>
          <text:p text:style-name="P14">Also we activated color in the output of git </text:p>
        </text:list-item>
        <text:list-item>
          <text:p text:style-name="P14">We went on to create merge-conflicts </text:p>
        </text:list-item>
        <text:list-item>
          <text:p text:style-name="P14">Next we forked the git repository of another group </text:p>
        </text:list-item>
        <text:list-item>
          <text:p text:style-name="P10">The git ssh-keys were added to our accounts, because retyping account-details every time is annoying </text:p>
        </text:list-item>
        <text:list-item>
          <text:p text:style-name="P11">worked together with Tu and Tim and forking repository MisterTu/LectureNotes . Then I changed the file alleskaputt.txt by adding a line of nonsense and sent them a pull request</text:p>
        </text:list-item>
      </text:list>
      <text:h text:style-name="P5" text:outline-level="2">Link Collection</text:h>
      <text:p text:style-name="P4">Add the ssh-keys to git-account</text:p>
      <text:p text:style-name="Quotations"><text:a xlink:type="simple" xlink:href="https://help.github.com/articles/generating-ssh-keys">https://help.github.com/articles/generating-ssh-keys</text:a></text:p>
      <text:p text:style-name="P4">Add colorful graphs to your git-output</text:p>
      <text:p text:style-name="Quotations"><text:a xlink:type="simple" xlink:href="http://stackoverflow.com/questions/1057564/pretty-git-branch-graphs">http://stackoverflow.com/questions/1057564/pretty-git-branch-graphs</text:a></text:p>
      <text:p text:style-name="P4">Add branch to your bash</text:p>
      <text:list xml:id="list3311947782473661187" text:style-name="L2">
        <text:list-item>
          <text:p text:style-name="P15">Copy .git-promt.sh to your computer </text:p>
        </text:list-item>
        <text:list-item>
          <text:p text:style-name="P12">Add the following to your .bashrc </text:p>
        </text:list-item>
      </text:list>
      <text:p text:style-name="P6">source $HOME/.git-script/.git-prompt.sh</text:p>
      <text:p text:style-name="P6">PS1="\t \u:\w\$(__git_ps1) &gt;" </text:p>
      <text:list xml:id="list5170803449630983094" text:style-name="L3">
        <text:list-item>
          <text:p text:style-name="P13">Thentype 'source .bashrc' and you should be done</text:p>
        </text:list-item>
      </text:list>
      <text:p text:style-name="P8">Git log <text:span text:style-name="T2">(sould be shortened)</text:span></text:p>
      <text:p text:style-name="P8"/>
      <text:p text:style-name="P9">commit fa2ec1b079d52dfce4d88b740cf7284227882743</text:p>
      <text:p text:style-name="P9">Author: Kaj &lt;kajmossi@yahoo.de&gt;</text:p>
      <text:p text:style-name="P9">Date: <text:s text:c="2"/>Fri Oct 18 12:53:07 2013 +0200</text:p>
      <text:p text:style-name="P9"></text:p>
      <text:p text:style-name="P9"><text:s text:c="4"/>Cleaned notes.md</text:p>
      <text:p text:style-name="P9"></text:p>
      <text:p text:style-name="P9">commit de3d8f906a40d56c81c988b92d18ce1a19e3fe20</text:p>
      <text:p text:style-name="P9">Author: Kaj &lt;kajmossi@yahoo.de&gt;</text:p>
      <text:p text:style-name="P9">Date: <text:s text:c="2"/>Fri Oct 18 12:28:59 2013 +0200</text:p>
      <text:p text:style-name="P9"></text:p>
      <text:p text:style-name="P9"><text:s text:c="4"/>Fixed notes.md</text:p>
      <text:p text:style-name="P9"></text:p>
      <text:p text:style-name="P9">commit c9fabe7306dca5c06e473d0ad88d28d0ffb60ae2</text:p>
      <text:p text:style-name="P9">Author: Kaj &lt;kajmossi@yahoo.de&gt;</text:p>
      <text:p text:style-name="P9">Date: <text:s text:c="2"/>Fri Oct 18 12:27:34 2013 +0200</text:p>
      <text:p text:style-name="P9"></text:p>
      <text:p text:style-name="P9"><text:s text:c="4"/>Fixed notes.md</text:p>
      <text:p text:style-name="P9"></text:p>
      <text:p text:style-name="P9">commit 7c2e308e5a35d60de6c2e01ce5a7eb065d49d614</text:p>
      <text:p text:style-name="P9">Author: Kaj &lt;kajmossi@yahoo.de&gt;</text:p>
      <text:p text:style-name="P9">Date: <text:s text:c="2"/>Fri Oct 18 12:26:30 2013 +0200</text:p>
      <text:p text:style-name="P9"></text:p>
      <text:p text:style-name="P9"><text:soft-page-break/><text:s text:c="4"/>Added infos to notes.md</text:p>
      <text:p text:style-name="P9"></text:p>
      <text:p text:style-name="P9">commit eaeaf473aa3b94afea41911733ef63f3dd0499ec</text:p>
      <text:p text:style-name="P9">Merge: c83ee1d 8bca8e7</text:p>
      <text:p text:style-name="P9">Author: Kaj &lt;kajmossi@yahoo.de&gt;</text:p>
      <text:p text:style-name="P9">Date: <text:s text:c="2"/>Fri Oct 18 11:16:08 2013 +0200</text:p>
      <text:p text:style-name="P9"></text:p>
      <text:p text:style-name="P9"><text:s text:c="4"/>Trying to resolve merge</text:p>
      <text:p text:style-name="P9"></text:p>
      <text:p text:style-name="P9">commit c83ee1dc29daf62a02b28e07d60e3cc700093d6d</text:p>
      <text:p text:style-name="P9">Author: Kaj &lt;kajmossi@yahoo.de&gt;</text:p>
      <text:p text:style-name="P9">Date: <text:s text:c="2"/>Fri Oct 18 11:14:02 2013 +0200</text:p>
      <text:p text:style-name="P9"></text:p>
      <text:p text:style-name="P9"><text:s text:c="4"/>Added details to notes.md</text:p>
      <text:p text:style-name="P9"></text:p>
      <text:p text:style-name="P9">commit 8bca8e75abdf36d91dff64d8ef0a6843d4e511b0</text:p>
      <text:p text:style-name="P9">Merge: ba2bf78 d796619</text:p>
      <text:p text:style-name="P9">Author: Maximilian Ehlers &lt;ehlers.maximilian@gmail.com&gt;</text:p>
      <text:p text:style-name="P9">Date: <text:s text:c="2"/>Fri Oct 18 11:12:26 2013 +0200</text:p>
      <text:p text:style-name="P9"></text:p>
      <text:p text:style-name="P9"><text:s text:c="5"/>resolved merge conflict in notes.md</text:p>
      <text:p text:style-name="P9"></text:p>
      <text:p text:style-name="P9">commit d796619c0d0426aca58550f24a1200f0eb939c8c</text:p>
      <text:p text:style-name="P9">Merge: 805eacd e7463b5</text:p>
      <text:p text:style-name="P9">Author: Maximilian Ehlers &lt;Ehlers.maximilian@gmail.com&gt;</text:p>
      <text:p text:style-name="P9">Date: <text:s text:c="2"/>Fri Oct 18 02:08:37 2013 -0700</text:p>
      <text:p text:style-name="P9"></text:p>
      <text:p text:style-name="P9"><text:s text:c="4"/>Merge pull request #1 from MisterTu/master</text:p>
      <text:p text:style-name="P9"><text:s text:c="4"/></text:p>
      <text:p text:style-name="P9"><text:s text:c="4"/>added my URL</text:p>
      <text:p text:style-name="P9"></text:p>
      <text:p text:style-name="P9">commit ba2bf78177c7942ac38ed0412100e90a46acfe0a</text:p>
      <text:p text:style-name="P9">Author: Maximilian Ehlers &lt;ehlers.maximilian@gmail.com&gt;</text:p>
      <text:p text:style-name="P9">Date: <text:s text:c="2"/>Fri Oct 18 11:07:56 2013 +0200</text:p>
      <text:p text:style-name="P9"></text:p>
      <text:p text:style-name="P9"><text:s text:c="4"/>updated notes.md</text:p>
      <text:p text:style-name="P9"></text:p>
      <text:p text:style-name="P9">commit e7463b525f64aebb1124d72ad88f07ad47ca7898</text:p>
      <text:p text:style-name="P9">Author: MisterTu &lt;j.johnster@gmx.de&gt;</text:p>
      <text:p text:style-name="P9">Date: <text:s text:c="2"/>Fri Oct 18 11:04:59 2013 +0200</text:p>
      <text:p text:style-name="P9"></text:p>
      <text:p text:style-name="P9"><text:s text:c="4"/>added my URL</text:p>
      <text:p text:style-name="P9"></text:p>
      <text:p text:style-name="P9">commit 805eacd4be97fefbf1b6cd7bf2592d19ae6b74d7</text:p>
      <text:p text:style-name="P9">Merge: ca7abec d7070da</text:p>
      <text:p text:style-name="P9">Author: Kaj &lt;kajmossi@yahoo.de&gt;</text:p>
      <text:p text:style-name="P9">Date: <text:s text:c="2"/>Fri Oct 18 10:48:23 2013 +0200</text:p>
      <text:p text:style-name="P9"></text:p>
      <text:p text:style-name="P9"><text:s text:c="4"/>resolved merge-conflict</text:p>
      <text:p text:style-name="P9"></text:p>
      <text:p text:style-name="P9">commit d7070daa05beb4fa9dff177dde71343541f1f0e6</text:p>
      <text:p text:style-name="P9">Author: Kaj &lt;kajmossi@yahoo.de&gt;</text:p>
      <text:p text:style-name="P9">Date: <text:s text:c="2"/>Fri Oct 18 10:46:48 2013 +0200</text:p>
      <text:p text:style-name="P9"></text:p>
      <text:p text:style-name="P9"><text:s text:c="4"/>Trying to create a merge-conflict</text:p>
      <text:p text:style-name="P9"></text:p>
      <text:p text:style-name="P9">commit ca7abec65be7f706001abf4309933611e828c38d</text:p>
      <text:p text:style-name="P9">Author: Maximilian Ehlers &lt;ehlers.maximilian@gmail.com&gt;</text:p>
      <text:p text:style-name="P9">Date: <text:s text:c="2"/>Fri Oct 18 10:44:15 2013 +0200</text:p>
      <text:p text:style-name="P9"></text:p>
      <text:p text:style-name="P9"><text:s text:c="4"/>kaj encountered a problem, new merge conflict</text:p>
      <text:p text:style-name="P9"></text:p>
      <text:p text:style-name="P9">commit 01e1d366a5982ff85867d46205a5b7482a2c805c</text:p>
      <text:p text:style-name="P9">Author: Maximilian Ehlers &lt;ehlers.maximilian@gmail.com&gt;</text:p>
      <text:p text:style-name="P9"><text:soft-page-break/>Date: <text:s text:c="2"/>Fri Oct 18 10:40:44 2013 +0200</text:p>
      <text:p text:style-name="P9"></text:p>
      <text:p text:style-name="P9"><text:s text:c="4"/>deleted line in notes.md to create merge conflict for kay</text:p>
      <text:p text:style-name="P9"></text:p>
      <text:p text:style-name="P9">commit 6ccd21d32b9189d0318d78c2fab96a4b0d9df890</text:p>
      <text:p text:style-name="P9">Author: Kaj &lt;kajmossi@yahoo.de&gt;</text:p>
      <text:p text:style-name="P9">Date: <text:s text:c="2"/>Fri Oct 18 10:37:38 2013 +0200</text:p>
      <text:p text:style-name="P9"></text:p>
      <text:p text:style-name="P9"><text:s text:c="4"/>Not a merge-conflict ;)</text:p>
      <text:p text:style-name="P9"></text:p>
      <text:p text:style-name="P9">commit b465388b42017565501c9f767712e63f83e166c9</text:p>
      <text:p text:style-name="P9">Author: Maximilian Ehlers &lt;ehlers.maximilian@gmail.com&gt;</text:p>
      <text:p text:style-name="P9">Date: <text:s text:c="2"/>Fri Oct 18 10:34:01 2013 +0200</text:p>
      <text:p text:style-name="P9"></text:p>
      <text:p text:style-name="P9"><text:s text:c="5"/>helping kaj to get a merge conflict to resolve</text:p>
      <text:p text:style-name="P9"></text:p>
      <text:p text:style-name="P9">commit 3b6939143bfa394a48f0d7afd94094c257af1258</text:p>
      <text:p text:style-name="P9">Merge: df470ca 3972b73</text:p>
      <text:p text:style-name="P9">Author: Maximilian Ehlers &lt;ehlers.maximilian@gmail.com&gt;</text:p>
      <text:p text:style-name="P9">Date: <text:s text:c="2"/>Fri Oct 18 10:29:10 2013 +0200</text:p>
      <text:p text:style-name="P9"></text:p>
      <text:p text:style-name="P9"><text:s text:c="5"/>resolved the merge conflict we created manually</text:p>
      <text:p text:style-name="P9"></text:p>
      <text:p text:style-name="P9">commit df470ca92c6adae08ee86df5277b66b8d206b345</text:p>
      <text:p text:style-name="P9">Author: Kaj &lt;kajmossi@yahoo.de&gt;</text:p>
      <text:p text:style-name="P9">Date: <text:s text:c="2"/>Fri Oct 18 10:26:21 2013 +0200</text:p>
      <text:p text:style-name="P9"></text:p>
      <text:p text:style-name="P9"><text:s text:c="4"/>Changes README.md</text:p>
      <text:p text:style-name="P9"></text:p>
      <text:p text:style-name="P9">commit 3972b737da2712060383fac8740c9eafaf6c04aa</text:p>
      <text:p text:style-name="P9">Author: Maximilian Ehlers &lt;ehlers.maximilian@gmail.com&gt;</text:p>
      <text:p text:style-name="P9">Date: <text:s text:c="2"/>Fri Oct 18 10:24:58 2013 +0200</text:p>
      <text:p text:style-name="P9"></text:p>
      <text:p text:style-name="P9"><text:s text:c="4"/>created a future merge conflict and added notes.md for shared notes</text:p>
      <text:p text:style-name="P9"></text:p>
      <text:p text:style-name="P9">commit 4fb3711ea0fbafd29a73e5e4ce0b38c175cb276f</text:p>
      <text:p text:style-name="P9">Author: Kaj &lt;kajmossi@yahoo.de&gt;</text:p>
      <text:p text:style-name="P9">Date: <text:s text:c="2"/>Fri Oct 18 10:20:57 2013 +0200</text:p>
      <text:p text:style-name="P9"></text:p>
      <text:p text:style-name="P9"><text:s text:c="4"/>Change README.md Muhuaha</text:p>
      <text:p text:style-name="P9"></text:p>
      <text:p text:style-name="P9">commit 5752006df0bf19fa7aa2169811134fc9b2c6d052</text:p>
      <text:p text:style-name="P9">Merge: c021c31 d06b6c4</text:p>
      <text:p text:style-name="P9">Author: Maximilian Ehlers &lt;ehlers.maximilian@gmail.com&gt;</text:p>
      <text:p text:style-name="P9">Date: <text:s text:c="2"/>Fri Oct 18 10:05:02 2013 +0200</text:p>
      <text:p text:style-name="P9"></text:p>
      <text:p text:style-name="P9"><text:s text:c="4"/>Merge branch 'master' of github.com:dochipo/Info3_Uebung1</text:p>
      <text:p text:style-name="P9"></text:p>
      <text:p text:style-name="P9">commit c021c31db9730a0d978e87ccd2a52e545936184c</text:p>
      <text:p text:style-name="P9">Author: Maximilian Ehlers &lt;ehlers.maximilian@gmail.com&gt;</text:p>
      <text:p text:style-name="P9">Date: <text:s text:c="2"/>Fri Oct 18 10:04:30 2013 +0200</text:p>
      <text:p text:style-name="P9"></text:p>
      <text:p text:style-name="P9"><text:s text:c="4"/>added git-promt shell script</text:p>
      <text:p text:style-name="P9"></text:p>
      <text:p text:style-name="P9">commit d06b6c49c4c33b66d94bd9c6f2dd70fb4d119135</text:p>
      <text:p text:style-name="P9">Author: Maximilian Ehlers &lt;Ehlers.maximilian@gmail.com&gt;</text:p>
      <text:p text:style-name="P9">Date: <text:s text:c="2"/>Fri Oct 18 00:58:42 2013 -0700</text:p>
      <text:p text:style-name="P9"></text:p>
      <text:p text:style-name="P9"><text:s text:c="4"/>Initial commit</text:p>
      <text:p text:style-name="P9"></text:p>
      <text:p text:style-name="P9">commit 3778487299b536e93c472e59987d788438a5df2c</text:p>
      <text:p text:style-name="P9">Author: Maximilian Ehlers &lt;ehlers.maximilian@gmail.com&gt;</text:p>
      <text:p text:style-name="P9">Date: <text:s text:c="2"/>Fri Oct 18 09:52:54 2013 +0200</text:p>
      <text:p text:style-name="P9"></text:p>
      <text:p text:style-name="P9"><text:soft-page-break/><text:s text:c="4"/>first commit, 3 text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f8ed" officeooo:paragraph-rsid="0018f8ed"/>
    </style:style>
    <style:style style:name="MP2" style:family="paragraph" style:parent-style-name="Header">
      <style:paragraph-properties fo:text-align="justify" style:justify-single-word="false"/>
      <style:text-properties officeooo:rsid="0018f8ed" officeooo:paragraph-rsid="0018f8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breport Git<text:tab/><text:tab/>Maximilian Ehler</text:p>
        <text:p text:style-name="MP1"><text:tab/><text:tab/>Paul Kujawa</text:p>
        <text:p text:style-name="MP1"><text:tab/><text:tab/>Kaj-Sören Mossdorf</text:p>
        <text:p text:style-name="MP2">https://github.com/dochipo/Info3_Uebung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x </meta:initial-creator>
    <meta:creation-date>2013-10-21T22:39:29.971027825</meta:creation-date>
    <dc:date>2013-10-21T22:48:18.102529654</dc:date>
    <dc:creator>Cyrix </dc:creator>
    <meta:editing-duration>PT6M19S</meta:editing-duration>
    <meta:editing-cycles>5</meta:editing-cycles>
    <meta:generator>LibreOffice/4.1.2.3$Linux_X86_64 LibreOffice_project/410m0$Build-3</meta:generator>
    <meta:document-statistic meta:table-count="0" meta:image-count="0" meta:object-count="0" meta:page-count="4" meta:paragraph-count="176" meta:word-count="597" meta:character-count="5342" meta:non-whitespace-character-count="4563"/>
  </office:meta>
</office:document-meta>
</file>